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/>
    </style:style>
    <style:style style:name="T1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* Basic Reset */</text:span><text:line-break/><text:span text:style-name="T2">* {</text:span><text:line-break/><text:span text:style-name="T2"> <text:s text:c="3"/>margin: </text:span><text:span text:style-name="T3">0</text:span><text:span text:style-name="T2">;</text:span><text:line-break/><text:span text:style-name="T2"> <text:s text:c="3"/>padding: </text:span><text:span text:style-name="T3">0</text:span><text:span text:style-name="T2">;</text:span><text:line-break/><text:span text:style-name="T2"> <text:s text:c="3"/>box-sizing: border-box;</text:span><text:line-break/><text:span text:style-name="T2">}</text:span><text:line-break/><text:line-break/><text:span text:style-name="T1">/* Body Styling */</text:span><text:line-break/><text:span text:style-name="T2">body {</text:span><text:line-break/><text:span text:style-name="T2"> <text:s text:c="3"/>font-family: Arial, sans-serif;</text:span><text:line-break/><text:span text:style-name="T2"> <text:s text:c="3"/>background-color: #f4f4f4;</text:span><text:line-break/><text:span text:style-name="T2"> <text:s text:c="3"/>color: #</text:span><text:span text:style-name="T3">333</text:span><text:span text:style-name="T2">;</text:span><text:line-break/><text:span text:style-name="T2"> <text:s text:c="3"/>line-height: </text:span><text:span text:style-name="T3">1.6</text:span><text:span text:style-name="T2">;</text:span><text:line-break/><text:span text:style-name="T2">}</text:span><text:line-break/><text:line-break/><text:span text:style-name="T1">/* Header Styling */</text:span><text:line-break/><text:span text:style-name="T2">header {</text:span><text:line-break/><text:span text:style-name="T2"> <text:s text:c="3"/>background-color: #</text:span><text:span text:style-name="T3">333</text:span><text:span text:style-name="T2">;</text:span><text:line-break/><text:span text:style-name="T2"> <text:s text:c="3"/>color: white;</text:span><text:line-break/><text:span text:style-name="T2"> <text:s text:c="3"/>padding: </text:span><text:span text:style-name="T3">20</text:span><text:span text:style-name="T2">px </text:span><text:span text:style-name="T3">0</text:span><text:span text:style-name="T2">;</text:span><text:line-break/><text:span text:style-name="T2"> <text:s text:c="3"/>text-align: center;</text:span><text:line-break/><text:span text:style-name="T2">}</text:span><text:line-break/><text:line-break/><text:span text:style-name="T1">/* Navigation Styling */</text:span><text:line-break/><text:span text:style-name="T2">nav {</text:span><text:line-break/><text:span text:style-name="T2"> <text:s text:c="3"/>background-color: #</text:span><text:span text:style-name="T3">444</text:span><text:span text:style-name="T2">;</text:span><text:line-break/><text:span text:style-name="T2">}</text:span><text:line-break/><text:line-break/><text:span text:style-name="T2">nav ul {</text:span><text:line-break/><text:span text:style-name="T2"> <text:s text:c="3"/>list-style-type: none;</text:span><text:line-break/><text:span text:style-name="T2"> <text:s text:c="3"/>text-align: center;</text:span><text:line-break/><text:span text:style-name="T2"> <text:s text:c="3"/>padding: </text:span><text:span text:style-name="T3">10</text:span><text:span text:style-name="T2">px </text:span><text:span text:style-name="T3">0</text:span><text:span text:style-name="T2">;</text:span><text:line-break/><text:span text:style-name="T2">}</text:span><text:line-break/><text:line-break/><text:span text:style-name="T2">nav ul li {</text:span><text:line-break/><text:span text:style-name="T2"> <text:s text:c="3"/>display: inline-block;</text:span><text:line-break/><text:span text:style-name="T2"> <text:s text:c="3"/>margin: </text:span><text:span text:style-name="T3">0 15</text:span><text:span text:style-name="T2">px;</text:span><text:line-break/><text:span text:style-name="T2">}</text:span><text:line-break/><text:line-break/><text:span text:style-name="T2">nav ul li a {</text:span><text:line-break/><text:span text:style-name="T2"> <text:s text:c="3"/>color: white;</text:span><text:line-break/><text:span text:style-name="T2"> <text:s text:c="3"/>text-decoration: none;</text:span><text:line-break/><text:span text:style-name="T2"> <text:s text:c="3"/>font-size: </text:span><text:span text:style-name="T3">18</text:span><text:span text:style-name="T2">px;</text:span><text:line-break/><text:span text:style-name="T2"> <text:s text:c="3"/>padding: </text:span><text:span text:style-name="T3">5</text:span><text:span text:style-name="T2">px </text:span><text:span text:style-name="T3">10</text:span><text:span text:style-name="T2">px;</text:span><text:line-break/><text:span text:style-name="T2">}</text:span><text:line-break/><text:line-break/><text:span text:style-name="T2">nav ul li a:hover {</text:span><text:line-break/><text:span text:style-name="T2"> <text:s text:c="3"/>background-color: #</text:span><text:span text:style-name="T3">555</text:span><text:span text:style-name="T2">;</text:span><text:line-break/><text:span text:style-name="T2"> <text:s text:c="3"/>border-radius: </text:span><text:span text:style-name="T3">4</text:span><text:span text:style-name="T2">px;</text:span><text:line-break/><text:span text:style-name="T2">}</text:span><text:line-break/><text:line-break/><text:span text:style-name="T1">/* Main Content Styling */</text:span><text:line-break/><text:span text:style-name="T2">.main-content {</text:span><text:line-break/><text:span text:style-name="T2"> <text:s text:c="3"/>padding: </text:span><text:span text:style-name="T3">20</text:span><text:span text:style-name="T2">px;</text:span><text:line-break/><text:span text:style-name="T2"> <text:s text:c="3"/>text-align: center;</text:span><text:line-break/><text:span text:style-name="T2">}</text:span><text:line-break/><text:soft-page-break/><text:line-break/><text:span text:style-name="T2">.main-content h2 {</text:span><text:line-break/><text:span text:style-name="T2"> <text:s text:c="3"/>margin-bottom: </text:span><text:span text:style-name="T3">15</text:span><text:span text:style-name="T2">px;</text:span><text:line-break/><text:span text:style-name="T2"> <text:s text:c="3"/>color: #</text:span><text:span text:style-name="T3">333</text:span><text:span text:style-name="T2">;</text:span><text:line-break/><text:span text:style-name="T2">}</text:span><text:line-break/><text:line-break/><text:span text:style-name="T1">/* Footer Styling */</text:span><text:line-break/><text:span text:style-name="T2">footer {</text:span><text:line-break/><text:span text:style-name="T2"> <text:s text:c="3"/>background-color: #</text:span><text:span text:style-name="T3">333</text:span><text:span text:style-name="T2">;</text:span><text:line-break/><text:span text:style-name="T2"> <text:s text:c="3"/>color: white;</text:span><text:line-break/><text:span text:style-name="T2"> <text:s text:c="3"/>text-align: center;</text:span><text:line-break/><text:span text:style-name="T2"> <text:s text:c="3"/>padding: </text:span><text:span text:style-name="T3">10</text:span><text:span text:style-name="T2">px </text:span><text:span text:style-name="T3">0</text:span><text:span text:style-name="T2">;</text:span><text:line-break/><text:span text:style-name="T2"> <text:s text:c="3"/>position: fixed;</text:span><text:line-break/><text:span text:style-name="T2"> <text:s text:c="3"/>width: </text:span><text:span text:style-name="T3">100</text:span><text:span text:style-name="T2">%;</text:span><text:line-break/><text:span text:style-name="T2"> <text:s text:c="3"/>bottom: </text:span><text:span text:style-name="T3">0</text:span><text:span text:style-name="T2">;</text:span><text:line-break/><text:span text:style-name="T2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9T15:13:56.535000601</meta:creation-date>
    <dc:date>2025-03-19T15:14:38.790618334</dc:date>
    <meta:editing-duration>PT42S</meta:editing-duration>
    <meta:editing-cycles>1</meta:editing-cycles>
    <meta:document-statistic meta:table-count="0" meta:image-count="0" meta:object-count="0" meta:page-count="2" meta:paragraph-count="1" meta:word-count="142" meta:character-count="1061" meta:non-whitespace-character-count="773"/>
    <meta:generator>LibreOffice/6.4.7.2$Linux_X86_64 LibreOffice_project/40$Build-2</meta:generator>
  </office:meta>
</office:document-meta>
</file>